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</style:style>
    <style:style style:name="P2" style:family="paragraph" style:parent-style-name="Heading_20_1">
      <style:paragraph-properties fo:text-align="center" style:justify-single-word="false"/>
      <style:text-properties fo:font-size="18pt" style:font-size-asian="18pt" style:font-size-complex="18pt"/>
    </style:style>
    <style:style style:name="P3" style:family="paragraph" style:parent-style-name="Heading_20_3">
      <style:text-properties fo:font-size="12pt" style:font-size-asian="12pt" style:font-size-complex="12pt"/>
    </style:style>
    <style:style style:name="P4" style:family="paragraph" style:parent-style-name="Heading_20_3"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 style:list-style-name="L1">
      <style:text-properties fo:font-weight="bold" style:font-weight-asian="bold" style:font-weight-complex="bold"/>
    </style:style>
    <style:style style:name="P8" style:family="paragraph" style:parent-style-name="Standard">
      <style:text-properties fo:font-weight="normal" style:font-weight-asian="normal" style:font-weight-complex="normal"/>
    </style:style>
    <style:style style:name="P9" style:family="paragraph" style:parent-style-name="Standard" style:list-style-name="L3">
      <style:text-properties fo:font-weight="normal" style:font-weight-asian="normal" style:font-weight-complex="normal"/>
    </style:style>
    <style:style style:name="P10" style:family="paragraph" style:parent-style-name="Standard" style:list-style-name="L3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Pontis luntbuild - Cluster Issue Fix </text:h>
      <text:h text:style-name="P1" text:outline-level="2">Step by step on moving to production </text:h>
      <text:h text:style-name="P3" text:outline-level="3" text:is-list-header="true">1) Export luntbuild database:</text:h>
      <text:p text:style-name="Standard"/>
      <text:list text:style-name="L1">
        <text:list-item>
          <text:p text:style-name="P5">Enter luntbuild administration webapp on any of the Dev-Build production servers - <text:s/>http://[host name]:6080/luntbuild (user: 'luntbuild', pass: 'opencm')</text:p>
        </text:list-item>
        <text:list-item>
          <text:p text:style-name="P5">Click 'Administration' tab</text:p>
        </text:list-item>
        <text:list-item>
          <text:p text:style-name="P5">Enter a new xml filepath in 'File to export to' textbox (eg. '<text:a xlink:type="simple" xlink:href="/C:/lunt-exp.xml">C:\lunt-exp.xml</text:a>') and click export</text:p>
        </text:list-item>
        <text:list-item>
          <text:p text:style-name="P5">Verify 'success' message appears</text:p>
        </text:list-item>
        <text:list-item>
          <text:p text:style-name="P5">Verify that file was created in the specified location. You should end up with a big xml file.<text:line-break/></text:p>
        </text:list-item>
      </text:list>
      <text:h text:style-name="P3" text:outline-level="3">2) Recreate luntbuild and Quartz databases:</text:h>
      <text:p text:style-name="Standard"/>
      <text:list text:style-name="L2">
        <text:list-item>
          <text:p text:style-name="P6">Copy the attached sql files to the 'scmserver' (any location)</text:p>
        </text:list-item>
        <text:list-item>
          <text:p text:style-name="P6">SSH to 'scmserver' (user: 'opencm', pass: 'opencm', ip: 192.168.0.138)</text:p>
        </text:list-item>
        <text:list-item>
          <text:p text:style-name="P6">Enter mysql: <text:span text:style-name="T1">mysql -uroot -pmanager</text:span></text:p>
        </text:list-item>
        <text:list-item>
          <text:p text:style-name="P6">Drop 'luntbuild' database: <text:span text:style-name="T1">drop database luntbuild</text:span></text:p>
        </text:list-item>
        <text:list-item>
          <text:p text:style-name="P6">Drop 'luntds' database: <text:span text:style-name="T1">drop database luntds</text:span></text:p>
        </text:list-item>
        <text:list-item>
          <text:p text:style-name="P6">Create 'luntbuild' database: <text:span text:style-name="T1">create databse luntbuild</text:span></text:p>
        </text:list-item>
        <text:list-item>
          <text:p text:style-name="P6">Switch to 'luntbuild' database: <text:span text:style-name="T1">use luntbuild</text:span></text:p>
        </text:list-item>
        <text:list-item>
          <text:p text:style-name="P6">Create the Luntbuild tables by running the luntbuild.sql script: <text:span text:style-name="T1">source [luntbuild.sql file path]</text:span></text:p>
        </text:list-item>
        <text:list-item>
          <text:p text:style-name="P6">Create the 'luntds' database: <text:span text:style-name="T1">create databse luntds</text:span></text:p>
        </text:list-item>
        <text:list-item>
          <text:p text:style-name="P6">Switch to 'luntds' database: <text:span text:style-name="T1">use luntds</text:span></text:p>
        </text:list-item>
        <text:list-item>
          <text:p text:style-name="P6">Create the Quatz tables by running the tables_mysql.sql script: <text:span text:style-name="T1">source [tables_mysql.sql file path]</text:span></text:p>
        </text:list-item>
      </text:list>
      <text:list text:style-name="L1" text:continue-numbering="true">
        <text:list-header>
          <text:p text:style-name="P7"/>
        </text:list-header>
      </text:list>
      <text:h text:style-name="P4" text:outline-level="3">3) Import old luntbuild databse:</text:h>
      <text:p text:style-name="P8"/>
      <text:list text:style-name="L3">
        <text:list-item>
          <text:p text:style-name="P10">Enter luntbuild administration webapp on any of the production Dev-Build servers and c<text:span text:style-name="T2">lick 'Administration' tab</text:span></text:p>
        </text:list-item>
        <text:list-item>
          <text:p text:style-name="P9">Enter the data export file path in 'File to import from' textbox and click import</text:p>
        </text:list-item>
        <text:list-item>
          <text:p text:style-name="P9">Verify 'success' message </text:p>
        </text:list-item>
        <text:list-item>
          <text:p text:style-name="P9">Scan through 'Builds', 'Projects' and 'Users' tabs to verify that the import succeeded.</text:p>
        </text:list-item>
      </text:list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Roy Valler</meta:initial-creator>
    <meta:creation-date>2008-10-02T12:55:30</meta:creation-date>
    <dc:creator>Roy Valler</dc:creator>
    <dc:date>2008-10-02T15:37:06</dc:date>
    <meta:editing-cycles>3</meta:editing-cycles>
    <meta:editing-duration>PT1H59M3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5" meta:word-count="227" meta:character-count="1528"/>
  </office:meta>
</office:document-meta>
</file>